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top="0cm" fo:margin-bottom="0.494cm" style:contextual-spacing="false" fo:line-height="100%" fo:text-indent="0cm" style:auto-text-indent="false"/>
    </style:style>
    <style:style style:name="P2" style:family="paragraph" style:parent-style-name="Standard" style:list-style-name="">
      <style:paragraph-properties fo:margin-left="0cm" fo:margin-top="0.494cm" fo:margin-bottom="0.494cm" style:contextual-spacing="false" fo:line-height="100%" fo:text-indent="0cm" style:auto-text-indent="false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>
      <loext:graphic-properties draw:fill="solid" draw:fill-color="#a0a0a0"/>
      <style:paragraph-properties fo:text-align="start"/>
      <style:text-properties fo:font-size="18pt"/>
    </style:style>
    <style:style style:name="P6" style:family="paragraph" style:parent-style-name="Standard" style:list-style-name="WWNum1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1">
      <style:paragraph-properties fo:margin-top="0cm" fo:margin-bottom="0cm" style:contextual-spacing="false" fo:line-height="100%"/>
    </style:style>
    <style:style style:name="P8" style:family="paragraph" style:parent-style-name="Standard" style:list-style-name="WWNum1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2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">
      <style:paragraph-properties fo:margin-top="0cm" fo:margin-bottom="0cm" style:contextual-spacing="false" fo:line-height="100%"/>
    </style:style>
    <style:style style:name="P11" style:family="paragraph" style:parent-style-name="Standard" style:list-style-name="WWNum2">
      <style:paragraph-properties fo:margin-top="0cm" fo:margin-bottom="0.494cm" style:contextual-spacing="false" fo:line-height="100%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fo:font-size="16pt" style:font-size-asian="16pt" style:font-size-complex="16pt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6.011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<text:s text:c="19"/></text:span><text:bookmark-start text:name="_GoBack"/><text:span text:style-name="T1">Project Design Phase</text:span><text:bookmark-end text:name="_GoBack"/><text:span text:style-name="T1"> III</text:span><text:span text:style-name="T1"/></text:h>
      <text:h text:style-name="P2" text:outline-level="2" loext:marker-style-name="T2"><text:span text:style-name="T2">Problem – Solution Fit Template</text:span><text:span text:style-name="T2"/></text:h>
      <text:p text:style-name="P3" loext:marker-style-name="T3"><text:span text:style-name="T4">Date<text:tab/><text:tab/>: <text:s/>07.03.2026</text:span><text:span text:style-name="T4"/></text:p>
      <text:p text:style-name="P3" loext:marker-style-name="T3"><text:span text:style-name="T4">Team ID<text:tab/>: </text:span><text:span text:style-name="T5">SWTID-2026-7835</text:span></text:p>
      <text:p text:style-name="P3" loext:marker-style-name="T3"><text:span text:style-name="T4">Project Name: Product Inventory Management(Backend)</text:span><text:span text:style-name="T4"/></text:p>
      <text:p text:style-name="P3" loext:marker-style-name="T3"><text:span text:style-name="T4">Maximum Marks</text:span><text:span text:style-name="T3"><text:line-break/>2 Marks</text:span></text:p>
      <text:p text:style-name="P4" loext:marker-style-name="T3"><draw:custom-shape text:anchor-type="as-char" style:rel-width="100%" draw:z-index="0" draw:name="Shape1" draw:style-name="gr1" draw:text-style-name="P5" svg:width="16.511cm" svg:height="0.054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2" text:outline-level="2" loext:marker-style-name="T2"><text:span text:style-name="T2">Problem – Solution Fit Overview</text:span><text:span text:style-name="T2"/></text:h>
      <text:p text:style-name="P3" loext:marker-style-name="T3"><text:span text:style-name="T3">The Problem–Solution Fit focuses on ensuring that the designed backend system effectively addresses real-world issues in product inventory management. It confirms that the proposed backend architecture, authentication mechanism, and database structure are capable of meeting user requirements for managing inventory in a secure and efficient manner.</text:span><text:span text:style-name="T3"/></text:p>
      <text:p text:style-name="P4" loext:marker-style-name="T3"><draw:custom-shape text:anchor-type="as-char" style:rel-width="100%" draw:z-index="1" draw:name="Shape2" draw:style-name="gr1" draw:text-style-name="P5" svg:width="16.511cm" svg:height="0.054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2" text:outline-level="2" loext:marker-style-name="T2"><text:span text:style-name="T2">Purpose</text:span><text:span text:style-name="T2"/></text:h>
      <text:list text:style-name="WWNum1">
        <text:list-item>
          <text:p text:style-name="P6" loext:marker-style-name="T3"><text:span text:style-name="T3">To solve the absence of a well-organized and secure backend system for managing product inventories.</text:span><text:span text:style-name="T3"/></text:p>
        </text:list-item>
        <text:list-item>
          <text:p text:style-name="P7" loext:marker-style-name="T3"><text:span text:style-name="T3">To provide dependable REST APIs that support CRUD operations for products with user-specific access control.</text:span><text:span text:style-name="T3"/></text:p>
        </text:list-item>
        <text:list-item>
          <text:p text:style-name="P7" loext:marker-style-name="T3"><text:span text:style-name="T3">To implement JWT-based authentication for secure interaction between the client application and the server.</text:span><text:span text:style-name="T3"/></text:p>
        </text:list-item>
        <text:list-item>
          <text:p text:style-name="P7" loext:marker-style-name="T3"><text:span text:style-name="T3">To manage product and user data efficiently using MongoDB with proper authorization mechanisms.</text:span><text:span text:style-name="T3"/></text:p>
        </text:list-item>
        <text:list-item>
          <text:p text:style-name="P8" loext:marker-style-name="T3"><text:span text:style-name="T3">To enhance backend scalability and maintainability through a modular architecture built with Node.js and Express.js.</text:span><text:span text:style-name="T3"/></text:p>
        </text:list-item>
      </text:list>
      <text:p text:style-name="P4" loext:marker-style-name="T3"><draw:custom-shape text:anchor-type="as-char" style:rel-width="100%" draw:z-index="2" draw:name="Shape3" draw:style-name="gr1" draw:text-style-name="P5" svg:width="16.511cm" svg:height="0.054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2" text:outline-level="2" loext:marker-style-name="T2"><text:span text:style-name="T2">Problem Statement</text:span><text:span text:style-name="T2"/></text:h>
      <text:p text:style-name="P3" loext:marker-style-name="T3"><text:span text:style-name="T3">Many small-scale businesses and individual sellers still depend on manual processes or poorly secured applications to track their product inventories. Several existing tools do not provide </text:span><text:soft-page-break/><text:span text:style-name="T3">proper authentication, structured API design, or user-based data protection. This can result in issues such as data inconsistency, security vulnerabilities, and unauthorized data access. Without a properly structured backend architecture, it becomes challenging to manage inventory data in a secure and reliable way.</text:span><text:span text:style-name="T3"/></text:p>
      <text:p text:style-name="P4" loext:marker-style-name="T3"><draw:custom-shape text:anchor-type="as-char" style:rel-width="100%" draw:z-index="3" draw:name="Shape4" draw:style-name="gr1" draw:text-style-name="P5" svg:width="16.511cm" svg:height="0.054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2" text:outline-level="2" loext:marker-style-name="T2"><text:span text:style-name="T2">Solution</text:span><text:span text:style-name="T2"/></text:h>
      <text:p text:style-name="P3" loext:marker-style-name="T3"><text:span text:style-name="T3">The proposed solution is a backend application developed using </text:span><text:span text:style-name="T4">Node.js and Express.js</text:span><text:span text:style-name="T3">, which provides secure and scalable APIs for handling product inventory operations.</text:span></text:p>
      <text:list text:style-name="WWNum2">
        <text:list-item>
          <text:p text:style-name="P9" loext:marker-style-name="T3"><text:span text:style-name="T3">JWT authentication ensures that only verified users can access protected API routes.</text:span><text:span text:style-name="T3"/></text:p>
        </text:list-item>
        <text:list-item>
          <text:p text:style-name="P10" loext:marker-style-name="T3"><text:span text:style-name="T3">RESTful APIs enable users to perform operations such as creating, viewing, updating, and deleting product records.</text:span><text:span text:style-name="T3"/></text:p>
        </text:list-item>
        <text:list-item>
          <text:p text:style-name="P10" loext:marker-style-name="T3"><text:span text:style-name="T3">MongoDB integration securely stores user and product information with authorization based on </text:span><text:span text:style-name="T4">userId</text:span><text:span text:style-name="T3">.</text:span></text:p>
        </text:list-item>
        <text:list-item>
          <text:p text:style-name="P10" loext:marker-style-name="T3"><text:span text:style-name="T3">Middleware components handle token verification, request validation, and centralized error management.</text:span><text:span text:style-name="T3"/></text:p>
        </text:list-item>
        <text:list-item>
          <text:p text:style-name="P11" loext:marker-style-name="T3"><text:span text:style-name="T3">A modular backend architecture improves system scalability, maintainability, and supports future feature additions.</text:span><text:span text:style-name="T3"/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6T08:31:00</meta:creation-date>
    <meta:initial-creator>MIET LAB 1</meta:initial-creator>
    <dc:language>en-IN</dc:language>
    <dc:date>2026-03-12T01:42:30</dc:date>
    <meta:editing-cycles>2</meta:editing-cycles>
    <meta:editing-duration>PT2M</meta:editing-duration>
    <meta:generator>LibreOffice/25.8.2.2$Windows_X86_64 LibreOffice_project/d401f2107ccab8f924a8e2df40f573aab7605b6f</meta:generator>
    <meta:document-statistic meta:table-count="0" meta:image-count="0" meta:object-count="0" meta:page-count="2" meta:paragraph-count="27" meta:word-count="318" meta:character-count="2327" meta:non-whitespace-character-count="2020"/>
    <meta:user-defined meta:name="AppVersion">15.0000</meta:user-defined>
    <meta:template xlink:type="simple" xlink:actuate="onRequest" xlink:title="Normal" xlink:href=""/>
  </office:meta>
</office:document-meta>
</file>